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3mm_STANDARD</text:p>
          </table:table-cell>
          <table:table-cell table:formula="of:=MAX([.B3:.B100])" office:value-type="float" office:value="15737" calcext:value-type="float">
            <text:p>15737</text:p>
          </table:table-cell>
          <table:table-cell table:formula="of:=AVERAGE([.C3:.C100])" office:value-type="float" office:value="3236204838.875" calcext:value-type="float">
            <text:p>3236204838.875</text:p>
          </table:table-cell>
          <table:table-cell table:formula="of:=AVERAGE([.D3:.D100])" office:value-type="float" office:value="9232789783" calcext:value-type="float">
            <text:p>9232789783</text:p>
          </table:table-cell>
          <table:table-cell table:formula="of:=AVERAGE([.E3:.E100])" office:value-type="float" office:value="5977926.625" calcext:value-type="float">
            <text:p>5977926.625</text:p>
          </table:table-cell>
          <table:table-cell table:formula="of:=AVERAGE([.F3:.F100])" office:value-type="float" office:value="412271670" calcext:value-type="float">
            <text:p>412271670</text:p>
          </table:table-cell>
          <table:table-cell table:formula="of:=AVERAGE([.G3:.G100])" office:value-type="float" office:value="404969776.9375" calcext:value-type="float">
            <text:p>404969776.9375</text:p>
          </table:table-cell>
          <table:table-cell table:formula="of:=AVERAGE([.H3:.H100])" office:value-type="float" office:value="6022350.125" calcext:value-type="float">
            <text:p>6022350.125</text:p>
          </table:table-cell>
          <table:table-cell table:formula="of:=AVERAGE([.I3:.I100])" office:value-type="float" office:value="32.625" calcext:value-type="float">
            <text:p>32.625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350520875" calcext:value-type="float">
            <text:p>0.350520875</text:p>
          </table:table-cell>
          <table:table-cell table:formula="of:=AVERAGE([.O3:.O100])" office:value-type="float" office:value="5977926.625" calcext:value-type="float">
            <text:p>5977926.625</text:p>
          </table:table-cell>
          <table:table-cell table:formula="of:=AVERAGE([.P3:.P100])" office:value-type="float" office:value="26.806195375" calcext:value-type="float">
            <text:p>26.806195375</text:p>
          </table:table-cell>
          <table:table-cell table:formula="of:=AVERAGE([.Q3:.Q100])" office:value-type="float" office:value="26.338196875" calcext:value-type="float">
            <text:p>26.338196875</text:p>
          </table:table-cell>
          <table:table-cell table:formula="of:=AVERAGE([.R3:.R100])" office:value-type="float" office:value="0.385694625" calcext:value-type="float">
            <text:p>0.385694625</text:p>
          </table:table-cell>
          <table:table-cell table:formula="of:=AVERAGE([.S3:.S100])" office:value-type="float" office:value="1.016875" calcext:value-type="float">
            <text:p>1.016875</text:p>
          </table:table-cell>
          <table:table-cell table:formula="of:=AVERAGE([.T3:.T100])" office:value-type="float" office:value="216.580625" calcext:value-type="float">
            <text:p>216.580625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004" calcext:value-type="float">
            <text:p>1004</text:p>
          </table:table-cell>
          <table:table-cell office:value-type="float" office:value="3248302950" calcext:value-type="float">
            <text:p>3248302950</text:p>
          </table:table-cell>
          <table:table-cell office:value-type="float" office:value="9197753896" calcext:value-type="float">
            <text:p>9197753896</text:p>
          </table:table-cell>
          <table:table-cell office:value-type="float" office:value="1799281" calcext:value-type="float">
            <text:p>1799281</text:p>
          </table:table-cell>
          <table:table-cell office:value-type="float" office:value="406617667" calcext:value-type="float">
            <text:p>406617667</text:p>
          </table:table-cell>
          <table:table-cell office:value-type="float" office:value="401707717" calcext:value-type="float">
            <text:p>401707717</text:p>
          </table:table-cell>
          <table:table-cell office:value-type="float" office:value="2223740" calcext:value-type="float">
            <text:p>22237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163" calcext:value-type="float">
            <text:p>0.353163</text:p>
          </table:table-cell>
          <table:table-cell office:value-type="float" office:value="1799281" calcext:value-type="float">
            <text:p>1799281</text:p>
          </table:table-cell>
          <table:table-cell office:value-type="float" office:value="25.919851" calcext:value-type="float">
            <text:p>25.919851</text:p>
          </table:table-cell>
          <table:table-cell office:value-type="float" office:value="25.606867" calcext:value-type="float">
            <text:p>25.606867</text:p>
          </table:table-cell>
          <table:table-cell office:value-type="float" office:value="0.141752" calcext:value-type="float">
            <text:p>0.141752</text:p>
          </table:table-cell>
          <table:table-cell office:value-type="float" office:value="1.01" calcext:value-type="float">
            <text:p>1.01</text:p>
          </table:table-cell>
          <table:table-cell office:value-type="float" office:value="180.65" calcext:value-type="float">
            <text:p>180.65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2007" calcext:value-type="float">
            <text:p>2007</text:p>
          </table:table-cell>
          <table:table-cell office:value-type="float" office:value="3325262834" calcext:value-type="float">
            <text:p>3325262834</text:p>
          </table:table-cell>
          <table:table-cell office:value-type="float" office:value="9476616783" calcext:value-type="float">
            <text:p>9476616783</text:p>
          </table:table-cell>
          <table:table-cell office:value-type="float" office:value="1832814" calcext:value-type="float">
            <text:p>1832814</text:p>
          </table:table-cell>
          <table:table-cell office:value-type="float" office:value="421810903" calcext:value-type="float">
            <text:p>421810903</text:p>
          </table:table-cell>
          <table:table-cell office:value-type="float" office:value="416774759" calcext:value-type="float">
            <text:p>416774759</text:p>
          </table:table-cell>
          <table:table-cell office:value-type="float" office:value="1833463" calcext:value-type="float">
            <text:p>18334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891" calcext:value-type="float">
            <text:p>0.350891</text:p>
          </table:table-cell>
          <table:table-cell office:value-type="float" office:value="1832814" calcext:value-type="float">
            <text:p>1832814</text:p>
          </table:table-cell>
          <table:table-cell office:value-type="float" office:value="26.915154" calcext:value-type="float">
            <text:p>26.915154</text:p>
          </table:table-cell>
          <table:table-cell office:value-type="float" office:value="26.593803" calcext:value-type="float">
            <text:p>26.593803</text:p>
          </table:table-cell>
          <table:table-cell office:value-type="float" office:value="0.116991" calcext:value-type="float">
            <text:p>0.116991</text:p>
          </table:table-cell>
          <table:table-cell office:value-type="float" office:value="1.01" calcext:value-type="float">
            <text:p>1.01</text:p>
          </table:table-cell>
          <table:table-cell office:value-type="float" office:value="227.32" calcext:value-type="float">
            <text:p>227.32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3010" calcext:value-type="float">
            <text:p>3010</text:p>
          </table:table-cell>
          <table:table-cell office:value-type="float" office:value="3285136310" calcext:value-type="float">
            <text:p>3285136310</text:p>
          </table:table-cell>
          <table:table-cell office:value-type="float" office:value="9375399292" calcext:value-type="float">
            <text:p>9375399292</text:p>
          </table:table-cell>
          <table:table-cell office:value-type="float" office:value="4390245" calcext:value-type="float">
            <text:p>4390245</text:p>
          </table:table-cell>
          <table:table-cell office:value-type="float" office:value="418133845" calcext:value-type="float">
            <text:p>418133845</text:p>
          </table:table-cell>
          <table:table-cell office:value-type="float" office:value="410311008" calcext:value-type="float">
            <text:p>410311008</text:p>
          </table:table-cell>
          <table:table-cell office:value-type="float" office:value="4390572" calcext:value-type="float">
            <text:p>43905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4" calcext:value-type="float">
            <text:p>0.3504</text:p>
          </table:table-cell>
          <table:table-cell office:value-type="float" office:value="4390245" calcext:value-type="float">
            <text:p>4390245</text:p>
          </table:table-cell>
          <table:table-cell office:value-type="float" office:value="26.680525" calcext:value-type="float">
            <text:p>26.680525</text:p>
          </table:table-cell>
          <table:table-cell office:value-type="float" office:value="26.18136" calcext:value-type="float">
            <text:p>26.18136</text:p>
          </table:table-cell>
          <table:table-cell office:value-type="float" office:value="0.280156" calcext:value-type="float">
            <text:p>0.280156</text:p>
          </table:table-cell>
          <table:table-cell office:value-type="float" office:value="1.02" calcext:value-type="float">
            <text:p>1.02</text:p>
          </table:table-cell>
          <table:table-cell office:value-type="float" office:value="93.45" calcext:value-type="float">
            <text:p>93.45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4013" calcext:value-type="float">
            <text:p>4013</text:p>
          </table:table-cell>
          <table:table-cell office:value-type="float" office:value="3322851831" calcext:value-type="float">
            <text:p>3322851831</text:p>
          </table:table-cell>
          <table:table-cell office:value-type="float" office:value="9511898678" calcext:value-type="float">
            <text:p>9511898678</text:p>
          </table:table-cell>
          <table:table-cell office:value-type="float" office:value="15923943" calcext:value-type="float">
            <text:p>15923943</text:p>
          </table:table-cell>
          <table:table-cell office:value-type="float" office:value="434004650" calcext:value-type="float">
            <text:p>434004650</text:p>
          </table:table-cell>
          <table:table-cell office:value-type="float" office:value="417904069" calcext:value-type="float">
            <text:p>417904069</text:p>
          </table:table-cell>
          <table:table-cell office:value-type="float" office:value="15923955" calcext:value-type="float">
            <text:p>159239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36" calcext:value-type="float">
            <text:p>0.349336</text:p>
          </table:table-cell>
          <table:table-cell office:value-type="float" office:value="15923943" calcext:value-type="float">
            <text:p>15923943</text:p>
          </table:table-cell>
          <table:table-cell office:value-type="float" office:value="27.693218" calcext:value-type="float">
            <text:p>27.693218</text:p>
          </table:table-cell>
          <table:table-cell office:value-type="float" office:value="26.665863" calcext:value-type="float">
            <text:p>26.665863</text:p>
          </table:table-cell>
          <table:table-cell office:value-type="float" office:value="1.016085" calcext:value-type="float">
            <text:p>1.016085</text:p>
          </table:table-cell>
          <table:table-cell office:value-type="float" office:value="1.04" calcext:value-type="float">
            <text:p>1.04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5016" calcext:value-type="float">
            <text:p>5016</text:p>
          </table:table-cell>
          <table:table-cell office:value-type="float" office:value="3278557542" calcext:value-type="float">
            <text:p>3278557542</text:p>
          </table:table-cell>
          <table:table-cell office:value-type="float" office:value="9405399457" calcext:value-type="float">
            <text:p>9405399457</text:p>
          </table:table-cell>
          <table:table-cell office:value-type="float" office:value="20014726" calcext:value-type="float">
            <text:p>20014726</text:p>
          </table:table-cell>
          <table:table-cell office:value-type="float" office:value="429843743" calcext:value-type="float">
            <text:p>429843743</text:p>
          </table:table-cell>
          <table:table-cell office:value-type="float" office:value="412517622" calcext:value-type="float">
            <text:p>412517622</text:p>
          </table:table-cell>
          <table:table-cell office:value-type="float" office:value="20014740" calcext:value-type="float">
            <text:p>200147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583" calcext:value-type="float">
            <text:p>0.348583</text:p>
          </table:table-cell>
          <table:table-cell office:value-type="float" office:value="20014726" calcext:value-type="float">
            <text:p>20014726</text:p>
          </table:table-cell>
          <table:table-cell office:value-type="float" office:value="27.427717" calcext:value-type="float">
            <text:p>27.427717</text:p>
          </table:table-cell>
          <table:table-cell office:value-type="float" office:value="26.322163" calcext:value-type="float">
            <text:p>26.322163</text:p>
          </table:table-cell>
          <table:table-cell office:value-type="float" office:value="1.277112" calcext:value-type="float">
            <text:p>1.277112</text:p>
          </table:table-cell>
          <table:table-cell office:value-type="float" office:value="1.04" calcext:value-type="float">
            <text:p>1.04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6019" calcext:value-type="float">
            <text:p>6019</text:p>
          </table:table-cell>
          <table:table-cell office:value-type="float" office:value="3231542147" calcext:value-type="float">
            <text:p>3231542147</text:p>
          </table:table-cell>
          <table:table-cell office:value-type="float" office:value="9239327143" calcext:value-type="float">
            <text:p>9239327143</text:p>
          </table:table-cell>
          <table:table-cell office:value-type="float" office:value="4778271" calcext:value-type="float">
            <text:p>4778271</text:p>
          </table:table-cell>
          <table:table-cell office:value-type="float" office:value="409585867" calcext:value-type="float">
            <text:p>409585867</text:p>
          </table:table-cell>
          <table:table-cell office:value-type="float" office:value="404510238" calcext:value-type="float">
            <text:p>404510238</text:p>
          </table:table-cell>
          <table:table-cell office:value-type="float" office:value="4778178" calcext:value-type="float">
            <text:p>477817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59" calcext:value-type="float">
            <text:p>0.349759</text:p>
          </table:table-cell>
          <table:table-cell office:value-type="float" office:value="4778271" calcext:value-type="float">
            <text:p>4778271</text:p>
          </table:table-cell>
          <table:table-cell office:value-type="float" office:value="26.13509" calcext:value-type="float">
            <text:p>26.13509</text:p>
          </table:table-cell>
          <table:table-cell office:value-type="float" office:value="25.811222" calcext:value-type="float">
            <text:p>25.811222</text:p>
          </table:table-cell>
          <table:table-cell office:value-type="float" office:value="0.304889" calcext:value-type="float">
            <text:p>0.304889</text:p>
          </table:table-cell>
          <table:table-cell office:value-type="float" office:value="1.01" calcext:value-type="float">
            <text:p>1.01</text:p>
          </table:table-cell>
          <table:table-cell office:value-type="float" office:value="84.66" calcext:value-type="float">
            <text:p>84.66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7022" calcext:value-type="float">
            <text:p>7022</text:p>
          </table:table-cell>
          <table:table-cell office:value-type="float" office:value="3364922334" calcext:value-type="float">
            <text:p>3364922334</text:p>
          </table:table-cell>
          <table:table-cell office:value-type="float" office:value="9603797130" calcext:value-type="float">
            <text:p>9603797130</text:p>
          </table:table-cell>
          <table:table-cell office:value-type="float" office:value="375011" calcext:value-type="float">
            <text:p>375011</text:p>
          </table:table-cell>
          <table:table-cell office:value-type="float" office:value="424417525" calcext:value-type="float">
            <text:p>424417525</text:p>
          </table:table-cell>
          <table:table-cell office:value-type="float" office:value="423033534" calcext:value-type="float">
            <text:p>423033534</text:p>
          </table:table-cell>
          <table:table-cell office:value-type="float" office:value="375018" calcext:value-type="float">
            <text:p>3750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374" calcext:value-type="float">
            <text:p>0.350374</text:p>
          </table:table-cell>
          <table:table-cell office:value-type="float" office:value="375011" calcext:value-type="float">
            <text:p>375011</text:p>
          </table:table-cell>
          <table:table-cell office:value-type="float" office:value="27.081478" calcext:value-type="float">
            <text:p>27.081478</text:p>
          </table:table-cell>
          <table:table-cell office:value-type="float" office:value="26.993166" calcext:value-type="float">
            <text:p>26.993166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1" calcext:value-type="float">
            <text:p>1</text:p>
          </table:table-cell>
          <table:table-cell office:value-type="float" office:value="1128.04" calcext:value-type="float">
            <text:p>1128.04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8025" calcext:value-type="float">
            <text:p>8025</text:p>
          </table:table-cell>
          <table:table-cell office:value-type="float" office:value="3459598407" calcext:value-type="float">
            <text:p>3459598407</text:p>
          </table:table-cell>
          <table:table-cell office:value-type="float" office:value="9787123637" calcext:value-type="float">
            <text:p>9787123637</text:p>
          </table:table-cell>
          <table:table-cell office:value-type="float" office:value="1384316" calcext:value-type="float">
            <text:p>1384316</text:p>
          </table:table-cell>
          <table:table-cell office:value-type="float" office:value="428939650" calcext:value-type="float">
            <text:p>428939650</text:p>
          </table:table-cell>
          <table:table-cell office:value-type="float" office:value="426503850" calcext:value-type="float">
            <text:p>426503850</text:p>
          </table:table-cell>
          <table:table-cell office:value-type="float" office:value="1669738" calcext:value-type="float">
            <text:p>166973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485" calcext:value-type="float">
            <text:p>0.353485</text:p>
          </table:table-cell>
          <table:table-cell office:value-type="float" office:value="1384316" calcext:value-type="float">
            <text:p>1384316</text:p>
          </table:table-cell>
          <table:table-cell office:value-type="float" office:value="27.370028" calcext:value-type="float">
            <text:p>27.370028</text:p>
          </table:table-cell>
          <table:table-cell office:value-type="float" office:value="27.214602" calcext:value-type="float">
            <text:p>27.214602</text:p>
          </table:table-cell>
          <table:table-cell office:value-type="float" office:value="0.106544" calcext:value-type="float">
            <text:p>0.106544</text:p>
          </table:table-cell>
          <table:table-cell office:value-type="float" office:value="1.01" calcext:value-type="float">
            <text:p>1.01</text:p>
          </table:table-cell>
          <table:table-cell office:value-type="float" office:value="255.43" calcext:value-type="float">
            <text:p>255.43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9027" calcext:value-type="float">
            <text:p>9027</text:p>
          </table:table-cell>
          <table:table-cell office:value-type="float" office:value="3244298259" calcext:value-type="float">
            <text:p>3244298259</text:p>
          </table:table-cell>
          <table:table-cell office:value-type="float" office:value="9237715662" calcext:value-type="float">
            <text:p>9237715662</text:p>
          </table:table-cell>
          <table:table-cell office:value-type="float" office:value="1932325" calcext:value-type="float">
            <text:p>1932325</text:p>
          </table:table-cell>
          <table:table-cell office:value-type="float" office:value="411427621" calcext:value-type="float">
            <text:p>411427621</text:p>
          </table:table-cell>
          <table:table-cell office:value-type="float" office:value="406598691" calcext:value-type="float">
            <text:p>406598691</text:p>
          </table:table-cell>
          <table:table-cell office:value-type="float" office:value="1932659" calcext:value-type="float">
            <text:p>19326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201" calcext:value-type="float">
            <text:p>0.351201</text:p>
          </table:table-cell>
          <table:table-cell office:value-type="float" office:value="1932325" calcext:value-type="float">
            <text:p>1932325</text:p>
          </table:table-cell>
          <table:table-cell office:value-type="float" office:value="26.278811" calcext:value-type="float">
            <text:p>26.278811</text:p>
          </table:table-cell>
          <table:table-cell office:value-type="float" office:value="25.970375" calcext:value-type="float">
            <text:p>25.970375</text:p>
          </table:table-cell>
          <table:table-cell office:value-type="float" office:value="0.123443" calcext:value-type="float">
            <text:p>0.123443</text:p>
          </table:table-cell>
          <table:table-cell office:value-type="float" office:value="1.01" calcext:value-type="float">
            <text:p>1.01</text:p>
          </table:table-cell>
          <table:table-cell office:value-type="float" office:value="210.38" calcext:value-type="float">
            <text:p>210.38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0030" calcext:value-type="float">
            <text:p>10030</text:p>
          </table:table-cell>
          <table:table-cell office:value-type="float" office:value="3335426954" calcext:value-type="float">
            <text:p>3335426954</text:p>
          </table:table-cell>
          <table:table-cell office:value-type="float" office:value="9502330555" calcext:value-type="float">
            <text:p>9502330555</text:p>
          </table:table-cell>
          <table:table-cell office:value-type="float" office:value="2140648" calcext:value-type="float">
            <text:p>2140648</text:p>
          </table:table-cell>
          <table:table-cell office:value-type="float" office:value="423408804" calcext:value-type="float">
            <text:p>423408804</text:p>
          </table:table-cell>
          <table:table-cell office:value-type="float" office:value="418122757" calcext:value-type="float">
            <text:p>418122757</text:p>
          </table:table-cell>
          <table:table-cell office:value-type="float" office:value="2141114" calcext:value-type="float">
            <text:p>21411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011" calcext:value-type="float">
            <text:p>0.351011</text:p>
          </table:table-cell>
          <table:table-cell office:value-type="float" office:value="2140648" calcext:value-type="float">
            <text:p>2140648</text:p>
          </table:table-cell>
          <table:table-cell office:value-type="float" office:value="27.017113" calcext:value-type="float">
            <text:p>27.017113</text:p>
          </table:table-cell>
          <table:table-cell office:value-type="float" office:value="26.679817" calcext:value-type="float">
            <text:p>26.679817</text:p>
          </table:table-cell>
          <table:table-cell office:value-type="float" office:value="0.136621" calcext:value-type="float">
            <text:p>0.136621</text:p>
          </table:table-cell>
          <table:table-cell office:value-type="float" office:value="1.01" calcext:value-type="float">
            <text:p>1.01</text:p>
          </table:table-cell>
          <table:table-cell office:value-type="float" office:value="195.28" calcext:value-type="float">
            <text:p>195.28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1033" calcext:value-type="float">
            <text:p>11033</text:p>
          </table:table-cell>
          <table:table-cell office:value-type="float" office:value="3329241116" calcext:value-type="float">
            <text:p>3329241116</text:p>
          </table:table-cell>
          <table:table-cell office:value-type="float" office:value="9499365069" calcext:value-type="float">
            <text:p>9499365069</text:p>
          </table:table-cell>
          <table:table-cell office:value-type="float" office:value="6223950" calcext:value-type="float">
            <text:p>6223950</text:p>
          </table:table-cell>
          <table:table-cell office:value-type="float" office:value="425446868" calcext:value-type="float">
            <text:p>425446868</text:p>
          </table:table-cell>
          <table:table-cell office:value-type="float" office:value="415950036" calcext:value-type="float">
            <text:p>415950036</text:p>
          </table:table-cell>
          <table:table-cell office:value-type="float" office:value="6224108" calcext:value-type="float">
            <text:p>62241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47" calcext:value-type="float">
            <text:p>0.35047</text:p>
          </table:table-cell>
          <table:table-cell office:value-type="float" office:value="6223950" calcext:value-type="float">
            <text:p>6223950</text:p>
          </table:table-cell>
          <table:table-cell office:value-type="float" office:value="27.14716" calcext:value-type="float">
            <text:p>27.14716</text:p>
          </table:table-cell>
          <table:table-cell office:value-type="float" office:value="26.54118" calcext:value-type="float">
            <text:p>26.54118</text:p>
          </table:table-cell>
          <table:table-cell office:value-type="float" office:value="0.397151" calcext:value-type="float">
            <text:p>0.397151</text:p>
          </table:table-cell>
          <table:table-cell office:value-type="float" office:value="1.02" calcext:value-type="float">
            <text:p>1.02</text:p>
          </table:table-cell>
          <table:table-cell office:value-type="float" office:value="66.83" calcext:value-type="float">
            <text:p>66.83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2036" calcext:value-type="float">
            <text:p>12036</text:p>
          </table:table-cell>
          <table:table-cell office:value-type="float" office:value="3219420897" calcext:value-type="float">
            <text:p>3219420897</text:p>
          </table:table-cell>
          <table:table-cell office:value-type="float" office:value="9225812953" calcext:value-type="float">
            <text:p>9225812953</text:p>
          </table:table-cell>
          <table:table-cell office:value-type="float" office:value="13664680" calcext:value-type="float">
            <text:p>13664680</text:p>
          </table:table-cell>
          <table:table-cell office:value-type="float" office:value="419069889" calcext:value-type="float">
            <text:p>419069889</text:p>
          </table:table-cell>
          <table:table-cell office:value-type="float" office:value="404822190" calcext:value-type="float">
            <text:p>404822190</text:p>
          </table:table-cell>
          <table:table-cell office:value-type="float" office:value="13664692" calcext:value-type="float">
            <text:p>1366469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58" calcext:value-type="float">
            <text:p>0.348958</text:p>
          </table:table-cell>
          <table:table-cell office:value-type="float" office:value="13664680" calcext:value-type="float">
            <text:p>13664680</text:p>
          </table:table-cell>
          <table:table-cell office:value-type="float" office:value="26.740252" calcext:value-type="float">
            <text:p>26.740252</text:p>
          </table:table-cell>
          <table:table-cell office:value-type="float" office:value="25.831125" calcext:value-type="float">
            <text:p>25.831125</text:p>
          </table:table-cell>
          <table:table-cell office:value-type="float" office:value="0.871925" calcext:value-type="float">
            <text:p>0.871925</text:p>
          </table:table-cell>
          <table:table-cell office:value-type="float" office:value="1.04" calcext:value-type="float">
            <text:p>1.0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3039" calcext:value-type="float">
            <text:p>13039</text:p>
          </table:table-cell>
          <table:table-cell office:value-type="float" office:value="3310662870" calcext:value-type="float">
            <text:p>3310662870</text:p>
          </table:table-cell>
          <table:table-cell office:value-type="float" office:value="9488544609" calcext:value-type="float">
            <text:p>9488544609</text:p>
          </table:table-cell>
          <table:table-cell office:value-type="float" office:value="17504226" calcext:value-type="float">
            <text:p>17504226</text:p>
          </table:table-cell>
          <table:table-cell office:value-type="float" office:value="433941284" calcext:value-type="float">
            <text:p>433941284</text:p>
          </table:table-cell>
          <table:table-cell office:value-type="float" office:value="416463921" calcext:value-type="float">
            <text:p>416463921</text:p>
          </table:table-cell>
          <table:table-cell office:value-type="float" office:value="17504225" calcext:value-type="float">
            <text:p>175042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12" calcext:value-type="float">
            <text:p>0.348912</text:p>
          </table:table-cell>
          <table:table-cell office:value-type="float" office:value="17504226" calcext:value-type="float">
            <text:p>17504226</text:p>
          </table:table-cell>
          <table:table-cell office:value-type="float" office:value="27.689175" calcext:value-type="float">
            <text:p>27.689175</text:p>
          </table:table-cell>
          <table:table-cell office:value-type="float" office:value="26.573971" calcext:value-type="float">
            <text:p>26.573971</text:p>
          </table:table-cell>
          <table:table-cell office:value-type="float" office:value="1.11692" calcext:value-type="float">
            <text:p>1.11692</text:p>
          </table:table-cell>
          <table:table-cell office:value-type="float" office:value="1.04" calcext:value-type="float">
            <text:p>1.04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4042" calcext:value-type="float">
            <text:p>14042</text:p>
          </table:table-cell>
          <table:table-cell office:value-type="float" office:value="3288824728" calcext:value-type="float">
            <text:p>3288824728</text:p>
          </table:table-cell>
          <table:table-cell office:value-type="float" office:value="9388498250" calcext:value-type="float">
            <text:p>9388498250</text:p>
          </table:table-cell>
          <table:table-cell office:value-type="float" office:value="1455755" calcext:value-type="float">
            <text:p>1455755</text:p>
          </table:table-cell>
          <table:table-cell office:value-type="float" office:value="414353808" calcext:value-type="float">
            <text:p>414353808</text:p>
          </table:table-cell>
          <table:table-cell office:value-type="float" office:value="412153472" calcext:value-type="float">
            <text:p>412153472</text:p>
          </table:table-cell>
          <table:table-cell office:value-type="float" office:value="1455683" calcext:value-type="float">
            <text:p>145568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304" calcext:value-type="float">
            <text:p>0.350304</text:p>
          </table:table-cell>
          <table:table-cell office:value-type="float" office:value="1455755" calcext:value-type="float">
            <text:p>1455755</text:p>
          </table:table-cell>
          <table:table-cell office:value-type="float" office:value="26.439325" calcext:value-type="float">
            <text:p>26.439325</text:p>
          </table:table-cell>
          <table:table-cell office:value-type="float" office:value="26.298925" calcext:value-type="float">
            <text:p>26.298925</text:p>
          </table:table-cell>
          <table:table-cell office:value-type="float" office:value="0.092885" calcext:value-type="float">
            <text:p>0.092885</text:p>
          </table:table-cell>
          <table:table-cell office:value-type="float" office:value="1.01" calcext:value-type="float">
            <text:p>1.01</text:p>
          </table:table-cell>
          <table:table-cell office:value-type="float" office:value="283.13" calcext:value-type="float">
            <text:p>283.13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5045" calcext:value-type="float">
            <text:p>15045</text:p>
          </table:table-cell>
          <table:table-cell office:value-type="float" office:value="3295956009" calcext:value-type="float">
            <text:p>3295956009</text:p>
          </table:table-cell>
          <table:table-cell office:value-type="float" office:value="9408334132" calcext:value-type="float">
            <text:p>9408334132</text:p>
          </table:table-cell>
          <table:table-cell office:value-type="float" office:value="1434466" calcext:value-type="float">
            <text:p>1434466</text:p>
          </table:table-cell>
          <table:table-cell office:value-type="float" office:value="416539643" calcext:value-type="float">
            <text:p>416539643</text:p>
          </table:table-cell>
          <table:table-cell office:value-type="float" office:value="414495430" calcext:value-type="float">
            <text:p>414495430</text:p>
          </table:table-cell>
          <table:table-cell office:value-type="float" office:value="1434459" calcext:value-type="float">
            <text:p>14344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323" calcext:value-type="float">
            <text:p>0.350323</text:p>
          </table:table-cell>
          <table:table-cell office:value-type="float" office:value="1434466" calcext:value-type="float">
            <text:p>1434466</text:p>
          </table:table-cell>
          <table:table-cell office:value-type="float" office:value="26.5788" calcext:value-type="float">
            <text:p>26.5788</text:p>
          </table:table-cell>
          <table:table-cell office:value-type="float" office:value="26.448362" calcext:value-type="float">
            <text:p>26.448362</text:p>
          </table:table-cell>
          <table:table-cell office:value-type="float" office:value="0.091531" calcext:value-type="float">
            <text:p>0.091531</text:p>
          </table:table-cell>
          <table:table-cell office:value-type="float" office:value="1" calcext:value-type="float">
            <text:p>1</text:p>
          </table:table-cell>
          <table:table-cell office:value-type="float" office:value="288.96" calcext:value-type="float">
            <text:p>288.96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15737" calcext:value-type="float">
            <text:p>15737</text:p>
          </table:table-cell>
          <table:table-cell office:value-type="float" office:value="2239272234" calcext:value-type="float">
            <text:p>2239272234</text:p>
          </table:table-cell>
          <table:table-cell office:value-type="float" office:value="6376719282" calcext:value-type="float">
            <text:p>6376719282</text:p>
          </table:table-cell>
          <table:table-cell office:value-type="float" office:value="792169" calcext:value-type="float">
            <text:p>792169</text:p>
          </table:table-cell>
          <table:table-cell office:value-type="float" office:value="278804953" calcext:value-type="float">
            <text:p>278804953</text:p>
          </table:table-cell>
          <table:table-cell office:value-type="float" office:value="277647137" calcext:value-type="float">
            <text:p>277647137</text:p>
          </table:table-cell>
          <table:table-cell office:value-type="float" office:value="791258" calcext:value-type="float">
            <text:p>7912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164" calcext:value-type="float">
            <text:p>0.351164</text:p>
          </table:table-cell>
          <table:table-cell office:value-type="float" office:value="792169" calcext:value-type="float">
            <text:p>792169</text:p>
          </table:table-cell>
          <table:table-cell office:value-type="float" office:value="25.785429" calcext:value-type="float">
            <text:p>25.785429</text:p>
          </table:table-cell>
          <table:table-cell office:value-type="float" office:value="25.678349" calcext:value-type="float">
            <text:p>25.678349</text:p>
          </table:table-cell>
          <table:table-cell office:value-type="float" office:value="0.07318" calcext:value-type="float">
            <text:p>0.07318</text:p>
          </table:table-cell>
          <table:table-cell office:value-type="float" office:value="1" calcext:value-type="float">
            <text:p>1</text:p>
          </table:table-cell>
          <table:table-cell office:value-type="float" office:value="350.89" calcext:value-type="float">
            <text:p>350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0:43.66755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3:15.082794049</dc:date>
    <meta:editing-duration>PT5M15S</meta:editing-duration>
    <meta:editing-cycles>5</meta:editing-cycles>
    <meta:generator>LibreOffice/5.1.4.2$Linux_X86_64 LibreOffice_project/10m0$Build-2</meta:generator>
    <meta:document-statistic meta:table-count="1" meta:cell-count="360" meta:object-count="0"/>
  </office:meta>
</office:document-meta>
</file>